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4065" officeooo:paragraph-rsid="000a4065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ada42" officeooo:paragraph-rsid="000ada42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4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5" style:family="paragraph" style:parent-style-name="Text_20_body" style:list-style-name="L5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6" style:family="paragraph" style:parent-style-name="Text_20_body" style:list-style-name="L8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7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fo:font-size="14pt" style:text-underline-style="none" fo:font-weight="normal" officeooo:rsid="000cc94f" officeooo:paragraph-rsid="000cc94f" style:font-size-asian="12.25pt" style:font-weight-asian="normal" style:font-size-complex="14pt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cc94f" style:font-size-asian="12.25pt" style:font-weight-asian="bold" style:font-size-complex="14pt" style:font-weight-complex="bold"/>
    </style:style>
    <style:style style:name="P10" style:family="paragraph" style:parent-style-name="Text_20_body" style:list-style-name="L10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ada42" officeooo:paragraph-rsid="000ada42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none" fo:font-weight="bold" officeooo:rsid="000cc94f" officeooo:paragraph-rsid="000cc94f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4065" officeooo:paragraph-rsid="000a4065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margin-top="0in" fo:margin-bottom="0in" style:contextual-spacing="false" fo:text-align="start" style:justify-single-word="false"/>
      <style:text-properties fo:font-size="14pt" style:text-underline-style="solid" style:text-underline-width="auto" style:text-underline-color="font-color" fo:font-weight="bold" officeooo:rsid="000ada42" officeooo:paragraph-rsid="000ada42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8pt" style:text-underline-style="solid" style:text-underline-width="auto" style:text-underline-color="font-color" fo:font-weight="bold" officeooo:rsid="000a4065" officeooo:paragraph-rsid="000a4065" style:font-size-asian="18pt" style:font-weight-asian="bold" style:font-size-complex="18pt" style:font-weight-complex="bold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16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P17" style:family="paragraph" style:parent-style-name="Text_20_body" style:list-style-name="L9">
      <style:paragraph-properties fo:margin-top="0in" fo:margin-bottom="0in" style:contextual-spacing="false" fo:text-align="start" style:justify-single-word="false"/>
      <style:text-properties officeooo:paragraph-rsid="000cc94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none" fo:font-weight="normal" officeooo:rsid="000cc94f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bold" officeooo:rsid="000cc94f" style:font-size-asian="12.25pt" style:font-weight-asian="bold" style:font-size-complex="14pt" style:font-weight-complex="bold"/>
    </style:style>
    <style:style style:name="T4" style:family="text">
      <style:text-properties officeooo:rsid="000cc9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bf43"/>
    </style:style>
    <style:style style:name="T7" style:family="text">
      <style:text-properties officeooo:rsid="0010535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ssingment-5.</text:p>
      <text:p text:style-name="P12">Group Details:</text:p>
      <text:p text:style-name="P1">1. Adarsh Dhakar → 22CS01040</text:p>
      <text:p text:style-name="P1">2. Avik Sarkar → 22CS01060</text:p>
      <text:p text:style-name="P1">3. Debargha Nath → 22CS01070</text:p>
      <text:p text:style-name="P1">4. Soham Chakraborty → 22CS02002</text:p>
      <text:p text:style-name="P1"/>
      <text:p text:style-name="P12">Github Repository Link:</text:p>
      <text:p text:style-name="P1"><text:a xlink:type="simple" xlink:href="https://github.com/adarshdhakar/cn_lab_sheet5/" text:style-name="Internet_20_link" text:visited-style-name="Visited_20_Internet_20_Link">https://github.com/adarshdhakar/cn_lab_sheet5/</text:a></text:p>
      <text:p text:style-name="P1"/>
      <text:p text:style-name="P12">Images Directory Link:</text:p>
      <text:p text:style-name="P1"><text:a xlink:type="simple" xlink:href="https://github.com/adarshdhakar/cn_lab_sheet5/images" text:style-name="Internet_20_link" text:visited-style-name="Visited_20_Internet_20_Link">https://github.com/adarshdhakar/cn_lab_sheet5/images</text:a></text:p>
      <text:p text:style-name="P1"/>
      <text:p text:style-name="P12">Report.pdf Link:</text:p>
      <text:p text:style-name="P1"><text:a xlink:type="simple" xlink:href="https://github.com/adarshdhakar/cn_lab_sheet5/Report.pdf" text:style-name="Internet_20_link" text:visited-style-name="Visited_20_Internet_20_Link">https://github.com/adarshdhakar/cn_lab_sheet5/Report.pdf</text:a></text:p>
      <text:p text:style-name="P1"/>
      <text:p text:style-name="P12">Demo Video Link:</text:p>
      <text:p text:style-name="P1"><text:a xlink:type="simple" xlink:href="https://github.com/adarshdhakar/cn_lab_sheet5/Demo.mp4" text:style-name="Internet_20_link" text:visited-style-name="Visited_20_Internet_20_Link">https://github.com/adarshdhakar/cn_lab_sheet5/Demo.mp4</text:a></text:p>
      <text:p text:style-name="P1"/>
      <text:p text:style-name="P9">1.</text:p>
      <text:p text:style-name="P9"><text:span text:style-name="T1">Why C++ over C ? </text:span></text:p>
      <text:list text:style-name="L3">
        <text:list-item>
          <text:p text:style-name="P4">Use of <text:span text:style-name="T5">string</text:span> makes it easier to handle text messages instead of relying on character arrays where we would have used strcpy() and strcat().</text:p>
        </text:list-item>
        <text:list-item>
          <text:p text:style-name="P16"><text:span text:style-name="T2">Use of </text:span><text:span text:style-name="T3">set&lt;int&gt;</text:span><text:span text:style-name="T2"> to maintain list of active clients efficiently.</text:span></text:p>
        </text:list-item>
      </text:list>
      <text:p text:style-name="P13"/>
      <text:p text:style-name="P13">What all libraries used ? Funtionalities provided by these.</text:p>
      <text:p text:style-name="P8">#include &lt;bits/stdc++.h&gt;</text:p>
      <text:p text:style-name="P3">Functions used: string, set, iostream</text:p>
      <text:p text:style-name="P2"/>
      <text:p text:style-name="P8">#include &lt;netinet/in.h&gt;</text:p>
      <text:p text:style-name="P3">Provides sturctures for internet addresses <text:span text:style-name="T5">(sockaddr_in)</text:span></text:p>
      <text:p text:style-name="P2"/>
      <text:p text:style-name="P2"><text:span text:style-name="T5">#include &lt;netdb.h&gt;</text:span> <text:span text:style-name="T4">(only in Client)</text:span></text:p>
      <text:p text:style-name="P3">Contains <text:span text:style-name="T5">gethostbyname() </text:span>to resolve hostnames to IP addresses.</text:p>
      <text:p text:style-name="P2"/>
      <text:p text:style-name="P11">#include &lt;pthread.h&gt;</text:p>
      <text:p text:style-name="P3">Used for multi-threading:</text:p>
      <text:list text:style-name="L5">
        <text:list-item>
          <text:p text:style-name="P5">Creating threads for handling multiple clients on server.</text:p>
        </text:list-item>
        <text:list-item>
          <text:p text:style-name="P5">Creating separate threads for reading and writing for the client.</text:p>
        </text:list-item>
      </text:list>
      <text:p text:style-name="P13"><text:soft-page-break/>Explaination of Flow and Working:</text:p>
      <text:p text:style-name="P13"/>
      <text:p text:style-name="P9">Server:</text:p>
      <text:list text:style-name="L8">
        <text:list-item>
          <text:p text:style-name="P6">Initialization </text:p>
        </text:list-item>
        <text:list-item>
          <text:p text:style-name="P6">Accepting Clients</text:p>
        </text:list-item>
        <text:list-item>
          <text:p text:style-name="P6">Broadcasting Messages</text:p>
        </text:list-item>
      </text:list>
      <text:p text:style-name="P11"/>
      <text:p text:style-name="P8">Client:</text:p>
      <text:list text:style-name="L9">
        <text:list-item>
          <text:p text:style-name="P7">Connection</text:p>
        </text:list-item>
        <text:list-item>
          <text:p text:style-name="P17"><text:span text:style-name="T2">Messaging</text:span></text:p>
        </text:list-item>
      </text:list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2"/>
      <text:p text:style-name="P8"><text:soft-page-break/>2.</text:p>
      <text:p text:style-name="P8"><text:span text:style-name="T6">i) </text:span>Develop a Chat Server program using threads which can:</text:p>
      <text:list text:style-name="L10">
        <text:list-item>
          <text:p text:style-name="P10">Handle multiple clients at the same time.</text:p>
        </text:list-item>
        <text:list-item>
          <text:p text:style-name="P10">A client can join/disconnect from the chat.</text:p>
        </text:list-item>
        <text:list-item>
          <text:p text:style-name="P10">Two clients can chat via server.</text:p>
        </text:list-item>
        <text:list-item>
          <text:p text:style-name="P10">A client can choose to broadcast the message to all clients alive.</text:p>
        </text:list-item>
        <text:list-item>
          <text:p text:style-name="P10">Add more functionalities → <text:span text:style-name="T7">Timeout</text:span></text:p>
        </text:list-item>
      </text:list>
      <text:p text:style-name="P8"/>
      <text:p text:style-name="P8"/>
      <text:p text:style-name="P8"/>
      <text:p text:style-name="P8"><text:span text:style-name="T6">ii) </text:span>Design the Chat Server program (in place of threads) use select() system call to connect multiple clients.</text:p>
      <text:p text:style-name="P8"/>
      <text:p text:style-name="P8"/>
      <text:p text:style-name="P8"/>
      <text:p text:style-name="P8"><text:span text:style-name="T6">iii) </text:span>Design the Client program for the chat-server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36:03.711880316</meta:creation-date>
    <dc:date>2025-02-14T15:22:06.636375464</dc:date>
    <meta:editing-duration>PT10M53S</meta:editing-duration>
    <meta:editing-cycles>4</meta:editing-cycles>
    <meta:generator>LibreOffice/24.2.7.2$Linux_X86_64 LibreOffice_project/420$Build-2</meta:generator>
    <meta:print-date>2025-02-14T13:39:24.914750671</meta:print-date>
    <meta:printed-by>PDF files</meta:printed-by>
    <meta:document-statistic meta:table-count="0" meta:image-count="0" meta:object-count="0" meta:page-count="3" meta:paragraph-count="46" meta:word-count="240" meta:character-count="1680" meta:non-whitespace-character-count="1498"/>
  </office:meta>
</office:document-meta>
</file>